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9165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2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5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30.6122448979592">
            <text:p>30.61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c,v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2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11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22.4489795918367">
            <text:p>22.45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a,b,c,n,s,y,7,aa,ab,13,ac,11,ad,ae,3,af,ag,ah,ai,aj,ak,al,ap,1,</text:p>
          </table:table-cell>
          <table:table-cell office:value-type="string">
            <text:p>n,ab,13,ac,3,af,ag,ah,ai,al,ap,</text:p>
          </table:table-cell>
          <table:table-cell office:value-type="string">
            <text:p>n,ab,13,ac,3,af,ag,ah,ai,al,ap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32:3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